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d616" officeooo:paragraph-rsid="000dd616"/>
    </style:style>
    <style:style style:name="P2" style:family="paragraph" style:parent-style-name="Standard">
      <style:text-properties officeooo:rsid="00001e30" officeooo:paragraph-rsid="000dd616"/>
    </style:style>
    <style:style style:name="P3" style:family="paragraph" style:parent-style-name="Standard">
      <style:text-properties officeooo:rsid="00001e30" officeooo:paragraph-rsid="000ec8f2"/>
    </style:style>
    <style:style style:name="P4" style:family="paragraph" style:parent-style-name="Standard">
      <style:text-properties officeooo:rsid="00001e30" officeooo:paragraph-rsid="0011b4d1"/>
    </style:style>
    <style:style style:name="P5" style:family="paragraph" style:parent-style-name="Standard">
      <style:paragraph-properties fo:text-align="justify" style:justify-single-word="false"/>
      <style:text-properties officeooo:rsid="000ededd" officeooo:paragraph-rsid="000ededd"/>
    </style:style>
    <style:style style:name="P6" style:family="paragraph" style:parent-style-name="Standard">
      <style:paragraph-properties fo:text-align="justify" style:justify-single-word="false"/>
      <style:text-properties officeooo:rsid="000f55fe" officeooo:paragraph-rsid="000f55fe"/>
    </style:style>
    <style:style style:name="P7" style:family="paragraph" style:parent-style-name="Standard">
      <style:paragraph-properties fo:text-align="justify" style:justify-single-word="false"/>
      <style:text-properties officeooo:rsid="001029a9" officeooo:paragraph-rsid="001029a9"/>
    </style:style>
    <style:style style:name="P8" style:family="paragraph" style:parent-style-name="Standard">
      <style:paragraph-properties fo:text-align="justify" style:justify-single-word="false"/>
      <style:text-properties officeooo:paragraph-rsid="001029a9"/>
    </style:style>
    <style:style style:name="P9" style:family="paragraph" style:parent-style-name="Standard">
      <style:paragraph-properties fo:text-align="justify" style:justify-single-word="false"/>
      <style:text-properties officeooo:paragraph-rsid="00133ae6"/>
    </style:style>
    <style:style style:name="P10" style:family="paragraph" style:parent-style-name="Standard">
      <style:paragraph-properties fo:text-align="justify" style:justify-single-word="false"/>
      <style:text-properties officeooo:paragraph-rsid="00164f57"/>
    </style:style>
    <style:style style:name="P11" style:family="paragraph" style:parent-style-name="Standard">
      <style:paragraph-properties fo:text-align="justify" style:justify-single-word="false"/>
      <style:text-properties officeooo:rsid="00146b7d" officeooo:paragraph-rsid="00146b7d"/>
    </style:style>
    <style:style style:name="P12" style:family="paragraph" style:parent-style-name="Standard">
      <style:text-properties officeooo:rsid="0011b4d1" officeooo:paragraph-rsid="0011b4d1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146b7d" officeooo:paragraph-rsid="00146b7d" style:font-weight-asian="normal" style:font-weight-complex="normal"/>
    </style:style>
    <style:style style:name="P14" style:family="paragraph" style:parent-style-name="Standard" style:list-style-name="L1">
      <style:paragraph-properties fo:text-align="justify" style:justify-single-word="false"/>
      <style:text-properties officeooo:rsid="000f00ba" officeooo:paragraph-rsid="000f00ba"/>
    </style:style>
    <style:style style:name="P15" style:family="paragraph" style:parent-style-name="Standard" style:list-style-name="L1">
      <style:paragraph-properties fo:text-align="justify" style:justify-single-word="false"/>
      <style:text-properties officeooo:rsid="000f55fe" officeooo:paragraph-rsid="000f55fe"/>
    </style:style>
    <style:style style:name="P16" style:family="paragraph" style:parent-style-name="Standard" style:list-style-name="L2">
      <style:paragraph-properties fo:text-align="justify" style:justify-single-word="false"/>
      <style:text-properties fo:font-weight="normal" officeooo:rsid="00146b7d" officeooo:paragraph-rsid="00146b7d" style:font-weight-asian="normal" style:font-weight-complex="normal"/>
    </style:style>
    <style:style style:name="P17" style:family="paragraph" style:parent-style-name="Standard" style:list-style-name="L2">
      <style:paragraph-properties fo:text-align="justify" style:justify-single-word="false"/>
      <style:text-properties officeooo:rsid="00146b7d" officeooo:paragraph-rsid="00146b7d"/>
    </style:style>
    <style:style style:name="T1" style:family="text">
      <style:text-properties officeooo:rsid="000dd616"/>
    </style:style>
    <style:style style:name="T2" style:family="text">
      <style:text-properties officeooo:rsid="000568e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64f57" style:font-weight-asian="bold" style:font-weight-complex="bold"/>
    </style:style>
    <style:style style:name="T5" style:family="text">
      <style:text-properties officeooo:rsid="000ec8f2"/>
    </style:style>
    <style:style style:name="T6" style:family="text">
      <style:text-properties officeooo:rsid="000ededd"/>
    </style:style>
    <style:style style:name="T7" style:family="text">
      <style:text-properties officeooo:rsid="000f00ba"/>
    </style:style>
    <style:style style:name="T8" style:family="text">
      <style:text-properties officeooo:rsid="001029a9"/>
    </style:style>
    <style:style style:name="T9" style:family="text">
      <style:text-properties officeooo:rsid="0011b4d1"/>
    </style:style>
    <style:style style:name="T10" style:family="text">
      <style:text-properties officeooo:rsid="000cfcc6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64f57" style:font-weight-asian="normal" style:font-weight-complex="normal"/>
    </style:style>
    <style:style style:name="T13" style:family="text">
      <style:text-properties fo:font-weight="normal" officeooo:rsid="001728b8" style:font-weight-asian="normal" style:font-weight-complex="normal"/>
    </style:style>
    <style:style style:name="T14" style:family="text">
      <style:text-properties officeooo:rsid="00164f5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Nombre.- …………………………………………………………………………….</text:p>
      <text:p text:style-name="P1"/>
      <text:p text:style-name="P1">1. (<text:span text:style-name="T3">4 puntos</text:span>) Hacer un programa que contenga:</text:p>
      <text:p text:style-name="P1"/>
      <text:p text:style-name="P2">La definición del objeto <text:span text:style-name="T1">Repuesto</text:span> con las siguientes características:</text:p>
      <text:p text:style-name="P2"/>
      <text:p text:style-name="P2"><text:tab/>Propiedades:</text:p>
      <text:p text:style-name="P2"/>
      <text:p text:style-name="P2"><text:tab/><text:tab/>De<text:span text:style-name="T2">scripcion</text:span><text:tab/><text:tab/>por ejemplo “<text:span text:style-name="T1">Filtro del aire”</text:span></text:p>
      <text:p text:style-name="P2"><text:tab/><text:tab/><text:span text:style-name="T1">Pcp<text:tab/><text:tab/><text:tab/>precio de compra</text:span></text:p>
      <text:p text:style-name="P2"><text:tab/><text:tab/><text:span text:style-name="T1">Pvp<text:tab/><text:tab/><text:tab/>precio de venta</text:span></text:p>
      <text:p text:style-name="P2"><text:tab/><text:tab/><text:span text:style-name="T1">Fecha_instalacion<text:tab/>fecha que se instaló el repuesto en el vehículo</text:span></text:p>
      <text:p text:style-name="P2"><text:tab/><text:tab/><text:span text:style-name="T1">Meses_vida<text:tab/><text:tab/>número de meses de vida del repuesto</text:span></text:p>
      <text:p text:style-name="P2"/>
      <text:p text:style-name="P2"><text:tab/><text:span text:style-name="T2">Métodos:</text:span></text:p>
      <text:p text:style-name="P2"/>
      <text:p text:style-name="P2"><text:tab/><text:tab/><text:span text:style-name="T1">ganancia()<text:tab/><text:tab/>Devuelve la diferencia entre PVP y PCP</text:span></text:p>
      <text:p text:style-name="P2"><text:tab/><text:tab/><text:span text:style-name="T1">caducado()<text:tab/><text:tab/>Devuelve verdadero si la diferencia de la fecha actual con</text:span></text:p>
      <text:p text:style-name="P2"><text:tab/><text:tab/><text:tab/><text:tab/><text:tab/><text:span text:style-name="T1">la de instalación supera la vida del repuesto si no falso</text:span></text:p>
      <text:p text:style-name="P2"/>
      <text:p text:style-name="P2">La definición del objeto <text:span text:style-name="T5">Vehículo co</text:span>n las siguientes características:</text:p>
      <text:p text:style-name="P2"/>
      <text:p text:style-name="P2"><text:tab/>Propiedades:</text:p>
      <text:p text:style-name="P2"/>
      <text:p text:style-name="P3"><text:tab/><text:tab/><text:span text:style-name="T5">Matricula<text:tab/><text:tab/>la matricula del vehículo</text:span></text:p>
      <text:p text:style-name="P3"><text:tab/><text:tab/><text:span text:style-name="T5">Modelo<text:tab/><text:tab/>por ejemplo “Seat Ibiza 1.6”</text:span></text:p>
      <text:p text:style-name="P3"><text:tab/><text:tab/><text:span text:style-name="T5">Ultima_revision<text:tab/>fecha de la última revisión del vehículo</text:span></text:p>
      <text:p text:style-name="P3"><text:tab/><text:tab/><text:span text:style-name="T5">Repuestos<text:tab/><text:tab/>Array de objetos de tipo Repuesto</text:span></text:p>
      <text:p text:style-name="P3"/>
      <text:p text:style-name="P2"><text:tab/>Métodos:</text:p>
      <text:p text:style-name="P2"/>
      <text:p text:style-name="P4"><text:tab/><text:tab/><text:span text:style-name="T9">actualizar()<text:tab/><text:tab/>cambia por la fecha del sistema la de última revisión del</text:span></text:p>
      <text:p text:style-name="P12"><text:tab/><text:tab/><text:tab/><text:tab/><text:tab/>vehículo y la de instalación de sus repuestos caducados.</text:p>
      <text:p text:style-name="P3"><text:tab/><text:tab/><text:span text:style-name="T6">importe()<text:tab/><text:tab/>devuelve la suma de PVP de los repuestos caducados</text:span></text:p>
      <text:p text:style-name="P3"><text:tab/><text:tab/><text:span text:style-name="T6">neto()<text:tab/><text:tab/><text:tab/>devuelve la suma de (PVP – PCP) de los repuestos caducados</text:span></text:p>
      <text:p text:style-name="P3"/>
      <text:p text:style-name="P5">Un enlace “Alta vehículo” que permitirá añadir a un array de vehículos los datos de un nuevo vehículo <text:span text:style-name="T7">con un bucle que permita introducir sus repuestos hasta que no se deseen más. Se solicitarán <text:s/>la matrícula, el modelo, como fecha de última revisión se asignará la del sistema y los datos de cada repuesto. Además, deberán hacerse las comprobaciones:</text:span></text:p>
      <text:p text:style-name="P3"/>
      <text:list xml:id="list7970237420775058568" text:style-name="L1">
        <text:list-item>
          <text:p text:style-name="P14">Que la matrícula introducida no existe, mostrando un error en caso contrario.</text:p>
        </text:list-item>
        <text:list-item>
          <text:p text:style-name="P15">Que el PVP del repuesto no es inferior al PCP, pidiendo de nuevo los dos precios si no es así</text:p>
        </text:list-item>
        <text:list-item>
          <text:p text:style-name="P15">Para la fecha de instalación se pedirá por separado el año, el mes y el día y se comprobará que el día está comprendido entre 1 y 31, el mes entre 1 y 12 y que la fecha no es superior a la del sistema. Si el día o el mes son erróneos se pedirá de nuevo el dato erróneo. Si la fecha es errónea se volverá a pedir la fecha completa.</text:p>
        </text:list-item>
      </text:list>
      <text:p text:style-name="P6"/>
      <text:p text:style-name="P6">Un enlace “<text:span text:style-name="T8">Facturar” que pedirá una matrícula e imprimirá los datos del vehículo (matrícula y modelo) y una línea con cada repuesto caducado (descripción y PVP) y al final una línea con el total de la factura (no se tienen en cuenta IVA’s). Una vez emitida la factura se actualizarán las fechas de instalación de los repuestos afectados y la de última revisión del vehículo.</text:span></text:p>
      <text:p text:style-name="P6"><text:soft-page-break/></text:p>
      <text:p text:style-name="P7">Un enlace “Importe reparación” que pedirá una matrícula y mostrará el importe de reparar los repuestos caducados del vehículo correspondiente.</text:p>
      <text:p text:style-name="P11"/>
      <text:p text:style-name="P7">Un enlace “Ganancia taller” que pedirá una matrícula y mostrará la ganancia del taller de los repuestos caducados del vehículo correspondiente.</text:p>
      <text:p text:style-name="P7"/>
      <text:p text:style-name="P11">2. <text:span text:style-name="T14">(</text:span><text:span text:style-name="T4">3 puntos</text:span><text:span text:style-name="T14">) </text:span>Hacer un programa que pida el número de provincia (1 – 52), número de mes (1 – 12), día (1 – 31) y litros de agua caidos por metro cuadrado. Se estarán recogiendo datos hasta que no se desee más. <text:span text:style-name="T3">Una vez recogidos los datos</text:span><text:span text:style-name="T11">, se realizarán los procesos que muestren:</text:span></text:p>
      <text:p text:style-name="P13"/>
      <text:list xml:id="list684632055532262362" text:style-name="L2">
        <text:list-item>
          <text:p text:style-name="P16">Los nombres de las provincias con los totales de litros caidos, por orden alfabético.</text:p>
        </text:list-item>
        <text:list-item>
          <text:p text:style-name="P16">Los nombres de los meses por orden descendente de litros caidos</text:p>
        </text:list-item>
        <text:list-item>
          <text:p text:style-name="P17"><text:span text:style-name="T11">El día </text:span><text:span text:style-name="T12">y lugar </text:span><text:span text:style-name="T11">que más </text:span><text:span text:style-name="T13">h</text:span><text:span text:style-name="T11">a llovido con el formato: El día más lluvioso fue </text:span><text:span text:style-name="T12">el MARTES, 13 de Abril, en Cuenca.</text:span></text:p>
        </text:list-item>
      </text:list>
      <text:p text:style-name="P8"/>
      <text:p text:style-name="P9">3. <text:span text:style-name="T3">(1,5 puntos)</text:span><text:tab/>Hacer un programa que pida <text:span text:style-name="T10">una </text:span>fecha <text:span text:style-name="T10">inicial, otra final y muestre una intermedia cogida de forma aleatoria (con igual probabilidad) con la forma:</text:span></text:p>
      <text:p text:style-name="P9"/>
      <text:p text:style-name="P9"><text:tab/>La <text:span text:style-name="T10">persona premiada ha sido la nacida </text:span>el <text:span text:style-name="T3">LUNES, 25 de marzo de 2.014</text:span></text:p>
      <text:p text:style-name="P9"/>
      <text:p text:style-name="P10"><text:span text:style-name="T14">4</text:span>. <text:span text:style-name="T3">(1,5 puntos)</text:span><text:tab/><text:span text:style-name="T14">Para simular el efecto de una elemento (por ejemplo una imagen) que se mueva de un punto a otro de la pantalla en línea recta se pide hacer un programa que solicite las coordenadas del punto inicial, las coordenadas del punto final y muestre las coordenadas de los puntos intermedios (con document.write) a razón de un punto cada 0,1 segundo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1T10:29:26.406383691</meta:creation-date>
    <dc:date>2017-06-11T17:16:33.901803619</dc:date>
    <meta:editing-duration>PT1H36M30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2" meta:paragraph-count="38" meta:word-count="640" meta:character-count="3749" meta:non-whitespace-character-count="3088"/>
  </office:meta>
</office:document-meta>
</file>